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5pt" fo:font-weight="bold" officeooo:rsid="0012382e" officeooo:paragraph-rsid="0012382e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5pt" fo:font-weight="bold" officeooo:rsid="00128757" officeooo:paragraph-rsid="00128757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5pt" style:text-underline-style="solid" style:text-underline-width="auto" style:text-underline-color="font-color" fo:font-weight="normal" officeooo:rsid="0012382e" officeooo:paragraph-rsid="0012382e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font-size="15pt" style:text-underline-style="solid" style:text-underline-width="auto" style:text-underline-color="font-color" fo:font-weight="normal" officeooo:rsid="0012382e" officeooo:paragraph-rsid="0012382e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size="13pt" fo:font-weight="bold" officeooo:rsid="0012382e" officeooo:paragraph-rsid="0012382e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font-size="13pt" fo:font-weight="bold" officeooo:rsid="0012382e" officeooo:paragraph-rsid="0012382e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3pt" fo:font-weight="bold" officeooo:rsid="00128757" officeooo:paragraph-rsid="00128757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font-size="13pt" style:text-underline-style="solid" style:text-underline-width="auto" style:text-underline-color="font-color" fo:font-weight="normal" officeooo:rsid="0012382e" officeooo:paragraph-rsid="0012382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size="13pt" style:text-underline-style="none" fo:font-weight="normal" officeooo:rsid="0012382e" officeooo:paragraph-rsid="0012382e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3pt" style:text-underline-style="none" fo:font-weight="normal" officeooo:rsid="0012382e" officeooo:paragraph-rsid="0012382e" style:font-size-asian="11.3500003814697pt" style:font-weight-asian="normal" style:font-size-complex="13pt" style:font-weight-complex="normal"/>
    </style:style>
    <style:style style:name="T1" style:family="text">
      <style:text-properties officeooo:rsid="001287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ANOON MUHAMMED M</text:p>
      <text:p text:style-name="P6">S6AIML</text:p>
      <text:p text:style-name="P6">ROLL NO: 25</text:p>
      <text:p text:style-name="P7">01-01-2025</text:p>
      <text:p text:style-name="P6"/>
      <text:p text:style-name="P5">EXPERIMENT NO:<text:span text:style-name="T1">2</text:span></text:p>
      <text:p text:style-name="P2">TEXT PREPROCESSING AND SENTIMENT ANALYSIS</text:p>
      <text:p text:style-name="P3">PROGRAM</text:p>
      <text:p text:style-name="P9">import nltk</text:p>
      <text:p text:style-name="P9">import re</text:p>
      <text:p text:style-name="P9">import emoji</text:p>
      <text:p text:style-name="P9">from nltk.corpus import stopwords</text:p>
      <text:p text:style-name="P9">from nltk.tokenize import word_tokenize</text:p>
      <text:p text:style-name="P9">from nltk.stem import WordNetLemmatizer,PorterStemmer</text:p>
      <text:p text:style-name="P9"/>
      <text:p text:style-name="P9">nltk.download('punkt')</text:p>
      <text:p text:style-name="P9">nltk.download('stopwords')</text:p>
      <text:p text:style-name="P9">nltk.download('wordnet')</text:p>
      <text:p text:style-name="P9">nltk.download('omw-1.4')</text:p>
      <text:p text:style-name="P9"/>
      <text:p text:style-name="P9">stop_words = set(stopwords.words('english'))</text:p>
      <text:p text:style-name="P9">print(len(stop_words))</text:p>
      <text:p text:style-name="P9">print(stop_words)</text:p>
      <text:p text:style-name="P9"/>
      <text:p text:style-name="P9">stemmer = PorterStemmer()</text:p>
      <text:p text:style-name="P9">lemmatizer = WordNetLemmatizer()</text:p>
      <text:p text:style-name="P9">def clean(line):</text:p>
      <text:p text:style-name="P9"><text:tab/>print('Line: ',line)</text:p>
      <text:p text:style-name="P9"/>
      <text:p text:style-name="P9"><text:tab/>l_line = line.lower()</text:p>
      <text:p text:style-name="P9"/>
      <text:p text:style-name="P9"><text:tab/>url_pattern = r'https?://\S+|www\.\S+'</text:p>
      <text:p text:style-name="P9"/>
      <text:p text:style-name="P9"><text:tab/>u_line = re.sub(url_pattern,'',l_line)</text:p>
      <text:p text:style-name="P9"><text:tab/></text:p>
      <text:p text:style-name="P9"><text:tab/>print('URL Removed: ',u_line)</text:p>
      <text:p text:style-name="P9"><text:tab/></text:p>
      <text:p text:style-name="P9"/>
      <text:p text:style-name="P9"><text:tab/>e_line = emoji.replace_emoji(u_line,replace='')</text:p>
      <text:p text:style-name="P9"><text:tab/>print('Emoji Removed: ',e_line)</text:p>
      <text:p text:style-name="P9"><text:tab/></text:p>
      <text:p text:style-name="P9"/>
      <text:p text:style-name="P9"><text:tab/>p_line = re.sub(pattern = '[^\w\s]',repl="",string = e_line)</text:p>
      <text:p text:style-name="P9"/>
      <text:p text:style-name="P9"><text:tab/>print('Punctuation Removed: ',p_line)</text:p>
      <text:p text:style-name="P9"><text:tab/></text:p>
      <text:p text:style-name="P9"><text:soft-page-break/><text:tab/></text:p>
      <text:p text:style-name="P9"><text:tab/>return p_line</text:p>
      <text:p text:style-name="P9"/>
      <text:p text:style-name="P9">def analyse(line):</text:p>
      <text:p text:style-name="P9"><text:tab/>c_line = clean(line)</text:p>
      <text:p text:style-name="P9"/>
      <text:p text:style-name="P9"><text:tab/>stop_words = set(stopwords.words('english'))</text:p>
      <text:p text:style-name="P9"><text:tab/>print(len(stop_words))</text:p>
      <text:p text:style-name="P9"><text:tab/>words = c_line.split()</text:p>
      <text:p text:style-name="P9"><text:tab/>print('Tokenized Words: ',words)</text:p>
      <text:p text:style-name="P9"><text:tab/>tokens = [word for word in words if word not in stop_words]</text:p>
      <text:p text:style-name="P9"><text:tab/></text:p>
      <text:p text:style-name="P9"><text:tab/>print('Stop Words Removed: ',tokens)</text:p>
      <text:p text:style-name="P9"/>
      <text:p text:style-name="P9"/>
      <text:p text:style-name="P9"><text:tab/>s_tokens = [stemmer.stem(word) for word in tokens]</text:p>
      <text:p text:style-name="P9"/>
      <text:p text:style-name="P9"><text:tab/>print('Stemmed Words: ',s_tokens)</text:p>
      <text:p text:style-name="P9"><text:tab/></text:p>
      <text:p text:style-name="P9"/>
      <text:p text:style-name="P9"><text:tab/>l_words = [lemmatizer.lemmatize(word) for word in s_tokens]</text:p>
      <text:p text:style-name="P9"/>
      <text:p text:style-name="P9"><text:tab/>print('Lemmatized Words: ',l_words)</text:p>
      <text:p text:style-name="P9"><text:tab/></text:p>
      <text:p text:style-name="P9"><text:tab/>cleaned_line = ' '.join(l_words)</text:p>
      <text:p text:style-name="P9"/>
      <text:p text:style-name="P9"><text:tab/>print('Cleaned Line: ',cleaned_line)</text:p>
      <text:p text:style-name="P9"><text:tab/>print()</text:p>
      <text:p text:style-name="P9"><text:tab/>print()</text:p>
      <text:p text:style-name="P9"><text:tab/></text:p>
      <text:p text:style-name="P9"><text:tab/>return cleaned_line</text:p>
      <text:p text:style-name="P9"/>
      <text:p text:style-name="P9"/>
      <text:p text:style-name="P9"/>
      <text:p text:style-name="P9"/>
      <text:p text:style-name="P9">with open('data.txt','r') as file:</text:p>
      <text:p text:style-name="P9"><text:tab/>lines = file.readlines()</text:p>
      <text:p text:style-name="P9"/>
      <text:p text:style-name="P9"><text:tab/>cleaned_line = [analyse(line) for line in lines]</text:p>
      <text:p text:style-name="P9"><text:tab/></text:p>
      <text:p text:style-name="P9"><text:tab/>with open('cleaned_tweets.txt','w') as f:</text:p>
      <text:p text:style-name="P9"><text:tab/><text:tab/>for line in cleaned_line:</text:p>
      <text:p text:style-name="P9"><text:tab/><text:tab/><text:tab/></text:p>
      <text:p text:style-name="P9"><text:tab/><text:tab/><text:tab/>f.write(line+ '\n')</text:p>
      <text:p text:style-name="P9"><text:tab/><text:tab/></text:p>
      <text:p text:style-name="P8"/>
      <text:p text:style-name="P8"/>
      <text:p text:style-name="P8"/>
      <text:p text:style-name="P8"><text:soft-page-break/></text:p>
      <text:p text:style-name="P8">OUTPUT</text:p>
      <text:p text:style-name="P9">Line: <text:s/>"This is a one of the best apps https://chatgpt.com/ acording to a bunch of people and I agree it has bombs eggs pigs TNT king pigs and realustic stuff😅"</text:p>
      <text:p text:style-name="P9"/>
      <text:p text:style-name="P9">URL Removed: <text:s/>"this is a one of the best apps <text:s/>acording to a bunch of people and i agree it has bombs eggs pigs tnt king pigs and realustic stuff😅"</text:p>
      <text:p text:style-name="P9"/>
      <text:p text:style-name="P9">Emoji Removed: <text:s/>"this is a one of the best apps <text:s/>acording to a bunch of people and i agree it has bombs eggs pigs tnt king pigs and realustic stuff"</text:p>
      <text:p text:style-name="P9"/>
      <text:p text:style-name="P9">Punctuation Removed: <text:s/>this is a one of the best apps <text:s/>acording to a bunch of people and i agree it has bombs eggs pigs tnt king pigs and realustic stuff</text:p>
      <text:p text:style-name="P9"/>
      <text:p text:style-name="P9">Tokenized Words: <text:s/>['this', 'is', 'a', 'one', 'of', 'the', 'best', 'apps', 'acording', 'to', 'a', 'bunch', 'of', 'people', 'and', 'i', 'agree', 'it', 'has', 'bombs', 'eggs', 'pigs', 'tnt', 'king', 'pigs', 'and', 'realustic', 'stuff']</text:p>
      <text:p text:style-name="P9">Stop Words Removed: <text:s/>['one', 'best', 'apps', 'acording', 'bunch', 'people', 'agree', 'bombs', 'eggs', 'pigs', 'tnt', 'king', 'pigs', 'realustic', 'stuff']</text:p>
      <text:p text:style-name="P9">Stemmed Words: <text:s/>['one', 'best', 'app', 'acord', 'bunch', 'peopl', 'agre', 'bomb', 'egg', 'pig', 'tnt', 'king', 'pig', 'realust', 'stuff']</text:p>
      <text:p text:style-name="P9">Lemmatized Words: <text:s/>['one', 'best', 'app', 'acord', 'bunch', 'peopl', 'agre', 'bomb', 'egg', 'pig', 'tnt', 'king', 'pig', 'realust', 'stuff']</text:p>
      <text:p text:style-name="P9">Cleaned Line: <text:s/>one best app acord bunch peopl agre bomb egg pig tnt king pig realust stuff</text:p>
      <text:p text:style-name="P9"/>
      <text:p text:style-name="P9"/>
      <text:p text:style-name="P9">Line: <text:s/>"This is a pretty good version of the game for being free. There are LOTS of different levels to play. My kids enjoy it a lot too."</text:p>
      <text:p text:style-name="P9"/>
      <text:p text:style-name="P9">URL Removed: <text:s/>"this is a pretty good version of the game for being free. there are lots of different levels to play. my kids enjoy it a lot too."</text:p>
      <text:p text:style-name="P9"/>
      <text:p text:style-name="P9">Emoji Removed: <text:s/>"this is a pretty good version of the game for being free. there are lots of different levels to play. my kids enjoy it a lot too."</text:p>
      <text:p text:style-name="P9"/>
      <text:p text:style-name="P9">Punctuation Removed: <text:s/>this is a pretty good version of the game for being free there are lots of different levels to play my kids enjoy it a lot too</text:p>
      <text:p text:style-name="P9"/>
      <text:p text:style-name="P9">Tokenized Words: <text:s/>['this', 'is', 'a', 'pretty', 'good', 'version', 'of', 'the', 'game', 'for', 'being', 'free', 'there', 'are', 'lots', 'of', 'different', 'levels', 'to', 'play', 'my', 'kids', 'enjoy', 'it', 'a', 'lot', 'too']</text:p>
      <text:p text:style-name="P9">Stop Words Removed: <text:s/>['pretty', 'good', 'version', 'game', 'free', 'lots', 'different', 'levels', 'play', 'kids', 'enjoy', 'lot']</text:p>
      <text:p text:style-name="P9">Stemmed Words: <text:s/>['pretti', 'good', 'version', 'game', 'free', 'lot', 'differ', 'level', 'play', 'kid', 'enjoy', 'lot']</text:p>
      <text:p text:style-name="P9">Lemmatized Words: <text:s/>['pretti', 'good', 'version', 'game', 'free', 'lot', 'differ', 'level', 'play', 'kid', 'enjoy', 'lot']</text:p>
      <text:p text:style-name="P9">Cleaned Line: <text:s/>pretti good version game free lot differ level play kid enjoy lot</text:p>
      <text:p text:style-name="P8"><text:soft-page-break/></text:p>
      <text:p text:style-name="P6">HANOON MUHAMMED M</text:p>
      <text:p text:style-name="P6">S6AIML</text:p>
      <text:p text:style-name="P6">ROLL NO: 25</text:p>
      <text:p text:style-name="P7">08-01-2025</text:p>
      <text:p text:style-name="P6"/>
      <text:p text:style-name="P5">EXPERIMENT NO:<text:span text:style-name="T1">3</text:span></text:p>
      <text:p text:style-name="P1">COUNTING <text:span text:style-name="T1">VOCABULARY</text:span></text:p>
      <text:p text:style-name="P3">PROGRAM</text:p>
      <text:p text:style-name="P10">import nltk</text:p>
      <text:p text:style-name="P10">import re</text:p>
      <text:p text:style-name="P10">from nltk.tokenize import word_tokenize</text:p>
      <text:p text:style-name="P10"/>
      <text:p text:style-name="P10">with open ('data.txt','r') as file:</text:p>
      <text:p text:style-name="P10"><text:tab/>data = file.read()</text:p>
      <text:p text:style-name="P10"/>
      <text:p text:style-name="P10">pattern = r'[^\w\s]|https?://\S+|www\.\S+'</text:p>
      <text:p text:style-name="P10">punctuation_removed = re.sub(pattern = pattern,repl = '', string = data)</text:p>
      <text:p text:style-name="P10"/>
      <text:p text:style-name="P10">tokens = word_tokenize(punctuation_removed)</text:p>
      <text:p text:style-name="P10"/>
      <text:p text:style-name="P10">print(f'Total Number of Tokens: {len(tokens)}')</text:p>
      <text:p text:style-name="P10"/>
      <text:p text:style-name="P10">set_tokens = set(tokens)</text:p>
      <text:p text:style-name="P10"/>
      <text:p text:style-name="P10">print(f'Total Number of Unique Tokens: {len(set_tokens)}')</text:p>
      <text:p text:style-name="P10"/>
      <text:p text:style-name="P10">for word in set_tokens:</text:p>
      <text:p text:style-name="P10"><text:tab/>print(f'{word} occur {tokens.count(word)} times')</text:p>
      <text:p text:style-name="P10"><text:tab/>print(f'Percentage: {tokens.count(word)/len(tokens)*100:.2f}')</text:p>
      <text:p text:style-name="P10">print()</text:p>
      <text:p text:style-name="P10">print(f'TTR: {(len(set_tokens)/len(tokens))*100:.2f}')</text:p>
      <text:p text:style-name="P10">print()</text:p>
      <text:p text:style-name="P10"/>
      <text:p text:style-name="P10"><text:soft-page-break/></text:p>
      <text:p text:style-name="P3">OUTPUT</text:p>
      <text:p text:style-name="P9">Total Number of Tokens: 315</text:p>
      <text:p text:style-name="P9">Total Number of Unique Tokens: 160</text:p>
      <text:p text:style-name="P9">waste occur 1 times</text:p>
      <text:p text:style-name="P9">Percentage: 0.32</text:p>
      <text:p text:style-name="P9">time occur 3 times</text:p>
      <text:p text:style-name="P9">Percentage: 0.95</text:p>
      <text:p text:style-name="P9">app occur 2 times</text:p>
      <text:p text:style-name="P9">Percentage: 0.63</text:p>
      <text:p text:style-name="P9">why occur 1 times</text:p>
      <text:p text:style-name="P9">Percentage: 0.32</text:p>
      <text:p text:style-name="P9">has occur 2 times</text:p>
      <text:p text:style-name="P9">Percentage: 0.63</text:p>
      <text:p text:style-name="P9">frustrating occur 1 times</text:p>
      <text:p text:style-name="P9">Percentage: 0.32</text:p>
      <text:p text:style-name="P9">being occur 1 times</text:p>
      <text:p text:style-name="P9">Percentage: 0.32</text:p>
      <text:p text:style-name="P9">some occur 2 times</text:p>
      <text:p text:style-name="P9">Percentage: 0.63</text:p>
      <text:p text:style-name="P9">awesome occur 3 times</text:p>
      <text:p text:style-name="P9">Percentage: 0.95</text:p>
      <text:p text:style-name="P9">great occur 1 times</text:p>
      <text:p text:style-name="P9">Percentage: 0.32</text:p>
      <text:p text:style-name="P9">reviews occur 1 times</text:p>
      <text:p text:style-name="P9">Percentage: 0.32</text:p>
      <text:p text:style-name="P9">no occur 1 times</text:p>
      <text:p text:style-name="P9">Percentage: 0.32</text:p>
      <text:p text:style-name="P9">cool occur 1 times</text:p>
      <text:p text:style-name="P9">Percentage: 0.32</text:p>
      <text:p text:style-name="P9">ads occur 1 times</text:p>
      <text:p text:style-name="P9">Percentage: 0.32</text:p>
      <text:p text:style-name="P9">bet occur 1 times</text:p>
      <text:p text:style-name="P9">Percentage: 0.32</text:p>
      <text:p text:style-name="P9">addictive occur 1 times</text:p>
      <text:p text:style-name="P9">Percentage: 0.32</text:p>
      <text:p text:style-name="P9">acording occur 1 times</text:p>
      <text:p text:style-name="P9">Percentage: 0.32</text:p>
      <text:p text:style-name="P9">is occur 16 times</text:p>
      <text:p text:style-name="P9">Percentage: 5.08</text:p>
      <text:p text:style-name="P9">pigs occur 2 times</text:p>
      <text:p text:style-name="P9">Percentage: 0.63</text:p>
      <text:p text:style-name="P9">eggs occur 2 times</text:p>
      <text:p text:style-name="P9">Percentage: 0.63</text:p>
      <text:p text:style-name="P9">play occur 3 times</text:p>
      <text:p text:style-name="P9">Percentage: 0.95</text:p>
      <text:p text:style-name="P9">tough occur 1 times</text:p>
      <text:p text:style-name="P9"><text:soft-page-break/>Percentage: 0.32</text:p>
      <text:p text:style-name="P9">get occur 2 times</text:p>
      <text:p text:style-name="P9">Percentage: 0.63</text:p>
      <text:p text:style-name="P9">and occur 10 times</text:p>
      <text:p text:style-name="P9">Percentage: 3.17</text:p>
      <text:p text:style-name="P9">can occur 2 times</text:p>
      <text:p text:style-name="P9">Percentage: 0.63</text:p>
      <text:p text:style-name="P9">available occur 1 times</text:p>
      <text:p text:style-name="P9">Percentage: 0.32</text:p>
      <text:p text:style-name="P9">levels occur 3 times</text:p>
      <text:p text:style-name="P9">Percentage: 0.95</text:p>
      <text:p text:style-name="P9">lines occur 1 times</text:p>
      <text:p text:style-name="P9">Percentage: 0.32</text:p>
      <text:p text:style-name="P9">guess occur 1 times</text:p>
      <text:p text:style-name="P9">Percentage: 0.32</text:p>
      <text:p text:style-name="P9">warned occur 1 times</text:p>
      <text:p text:style-name="P9">Percentage: 0.32</text:p>
      <text:p text:style-name="P9">really occur 3 times</text:p>
      <text:p text:style-name="P9">Percentage: 0.95</text:p>
      <text:p text:style-name="P9">far occur 1 times</text:p>
      <text:p text:style-name="P9">Percentage: 0.32</text:p>
      <text:p text:style-name="P9">pad occur 1 times</text:p>
      <text:p text:style-name="P9">Percentage: 0.32</text:p>
      <text:p text:style-name="P9">seriously occur 1 times</text:p>
      <text:p text:style-name="P9">Percentage: 0.32</text:p>
      <text:p text:style-name="P9">super occur 1 times</text:p>
      <text:p text:style-name="P9">Percentage: 0.32</text:p>
      <text:p text:style-name="P9">at occur 1 times</text:p>
      <text:p text:style-name="P9">Percentage: 0.32</text:p>
      <text:p text:style-name="P9">so occur 1 times</text:p>
      <text:p text:style-name="P9">Percentage: 0.32</text:p>
      <text:p text:style-name="P9">because occur 1 times</text:p>
      <text:p text:style-name="P9">Percentage: 0.32</text:p>
      <text:p text:style-name="P9">minimum occur 1 times</text:p>
      <text:p text:style-name="P9">Percentage: 0.32</text:p>
      <text:p text:style-name="P9">thats occur 2 times</text:p>
      <text:p text:style-name="P9">Percentage: 0.63</text:p>
      <text:p text:style-name="P9">people occur 1 times</text:p>
      <text:p text:style-name="P9">Percentage: 0.32</text:p>
      <text:p text:style-name="P9">long occur 1 times</text:p>
      <text:p text:style-name="P9">Percentage: 0.32</text:p>
      <text:p text:style-name="P9">would occur 1 times</text:p>
      <text:p text:style-name="P9">Percentage: 0.32</text:p>
      <text:p text:style-name="P9">tricks occur 1 times</text:p>
      <text:p text:style-name="P9">Percentage: 0.32</text:p>
      <text:p text:style-name="P9">for occur 1 times</text:p>
      <text:p text:style-name="P9">Percentage: 0.32</text:p>
      <text:p text:style-name="P9">bunch occur 2 times</text:p>
      <text:p text:style-name="P9"><text:soft-page-break/>Percentage: 0.63</text:p>
      <text:p text:style-name="P9">entertainment occur 1 times</text:p>
      <text:p text:style-name="P9">Percentage: 0.32</text:p>
      <text:p text:style-name="P9">addictive occur 1 times</text:p>
      <text:p text:style-name="P9">Percentage: 0.32</text:p>
      <text:p text:style-name="P9">acording occur 1 times</text:p>
      <text:p text:style-name="P9">Percentage: 0.32</text:p>
      <text:p text:style-name="P9">is occur 16 times</text:p>
      <text:p text:style-name="P9">Percentage: 5.08</text:p>
      <text:p text:style-name="P9">pigs occur 2 times</text:p>
      <text:p text:style-name="P9">Percentage: 0.63</text:p>
      <text:p text:style-name="P9">configurations occur 1 times</text:p>
      <text:p text:style-name="P9">Percentage: 0.32</text:p>
      <text:p text:style-name="P9">very occur 1 times</text:p>
      <text:p text:style-name="P9">Percentage: 0.32</text:p>
      <text:p text:style-name="P9">bombs occur 1 times</text:p>
      <text:p text:style-name="P9">Percentage: 0.32</text:p>
      <text:p text:style-name="P9">on occur 2 times</text:p>
      <text:p text:style-name="P9">Percentage: 0.63</text:p>
      <text:p text:style-name="P9">Hrs occur 1 times</text:p>
      <text:p text:style-name="P9">Percentage: 0.32</text:p>
      <text:p text:style-name="P9">agree occur 1 times</text:p>
      <text:p text:style-name="P9">Percentage: 0.32</text:p>
      <text:p text:style-name="P9">silly occur 1 times</text:p>
      <text:p text:style-name="P9">Percentage: 0.32</text:p>
      <text:p text:style-name="P9">your occur 1 times</text:p>
      <text:p text:style-name="P9">Percentage: 0.32</text:p>
      <text:p text:style-name="P9">games occur 1 times</text:p>
      <text:p text:style-name="P9">Percentage: 0.32</text:p>
      <text:p text:style-name="P9">expensive occur 1 times</text:p>
      <text:p text:style-name="P9">Percentage: 0.32</text:p>
      <text:p text:style-name="P9">best occur 2 times</text:p>
      <text:p text:style-name="P9">Percentage: 0.63</text:p>
      <text:p text:style-name="P9">know occur 1 times</text:p>
      <text:p text:style-name="P9">Percentage: 0.32</text:p>
      <text:p text:style-name="P9">any occur 1 times</text:p>
      <text:p text:style-name="P9">Percentage: 0.32</text:p>
      <text:p text:style-name="P9">do occur 1 times</text:p>
      <text:p text:style-name="P9">Percentage: 0.32</text:p>
      <text:p text:style-name="P9">too occur 1 times</text:p>
      <text:p text:style-name="P9">my occur 1 times</text:p>
      <text:p text:style-name="P9">Percentage: 0.32</text:p>
      <text:p text:style-name="P9">be occur 3 times</text:p>
      <text:p text:style-name="P9">Percentage: 0.95</text:p>
      <text:p text:style-name="P9">have occur 3 times</text:p>
      <text:p text:style-name="P9">Percentage: 0.95</text:p>
      <text:p text:style-name="P9"/>
      <text:p text:style-name="P9">TTR: 50.79</text:p>
      <text:p text:style-name="P6"><text:soft-page-break/></text:p>
      <text:p text:style-name="P6">HANOON MUHAMMED M</text:p>
      <text:p text:style-name="P6">S6AIML</text:p>
      <text:p text:style-name="P6">ROLL NO: 25</text:p>
      <text:p text:style-name="P7">08-01-2025</text:p>
      <text:p text:style-name="P6"/>
      <text:p text:style-name="P5">EXPERIMENT NO:<text:span text:style-name="T1">4</text:span></text:p>
      <text:p text:style-name="P1">CONCORDENCE</text:p>
      <text:p text:style-name="P3">PROGRAM</text:p>
      <text:p text:style-name="P9">import re</text:p>
      <text:p text:style-name="P9">import nltk</text:p>
      <text:p text:style-name="P9">from nltk.text import Text</text:p>
      <text:p text:style-name="P9">from nltk.corpus import stopwords</text:p>
      <text:p text:style-name="P9"/>
      <text:p text:style-name="P9">nltk.download('stopwords')</text:p>
      <text:p text:style-name="P9"/>
      <text:p text:style-name="P9">sentences = []</text:p>
      <text:p text:style-name="P9">with open('text_concordance.txt','r') as file:</text:p>
      <text:p text:style-name="P9"><text:tab/>lines = file.readlines()</text:p>
      <text:p text:style-name="P9"><text:tab/>for line in lines:</text:p>
      <text:p text:style-name="P9"><text:tab/><text:tab/>punctuation_removed = re.sub(pattern = '[^\w\s]',repl="",string = line)</text:p>
      <text:p text:style-name="P9"><text:tab/><text:tab/>sentences.append(punctuation_removed)</text:p>
      <text:p text:style-name="P9">stop_words = set(stopwords.words('english'))</text:p>
      <text:p text:style-name="P9">tokens = [word for scentence in sentences for word in scentence.split() if word not in stop_words]</text:p>
      <text:p text:style-name="P9"/>
      <text:p text:style-name="P9">text = Text(tokens)</text:p>
      <text:p text:style-name="P9"/>
      <text:p text:style-name="P9">target = input('Enter the word: ')</text:p>
      <text:p text:style-name="P9">context = int(input('Context'))</text:p>
      <text:p text:style-name="P9">text.concordance(target,width = context)</text:p>
      <text:p text:style-name="P9"/>
      <text:p text:style-name="P4">OUTPUT</text:p>
      <text:p text:style-name="P9">[nltk_data] Error loading stopwords: &lt;urlopen error [Errno -3]</text:p>
      <text:p text:style-name="P9">[nltk_data] <text:s text:c="4"/>Temporary failure in name resolution&gt;</text:p>
      <text:p text:style-name="P9">Enter the word: match </text:p>
      <text:p text:style-name="P9">Context35</text:p>
      <text:p text:style-name="P9">Displaying 5 of 5 matches:</text:p>
      <text:p text:style-name="P9"><text:s text:c="11"/>The match begin stadium </text:p>
      <text:p text:style-name="P9"><text:s/>including box match sticks wanted </text:p>
      <text:p text:style-name="P9">e teams trying match others skill s</text:p>
      <text:p text:style-name="P9">ands lit small match see seat numbe</text:p>
      <text:p text:style-name="P9">iet It perfect match talent pas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2:42:55.742440577</meta:creation-date>
    <dc:date>2025-02-05T12:49:12.158539587</dc:date>
    <meta:editing-duration>PT14M4S</meta:editing-duration>
    <meta:editing-cycles>2</meta:editing-cycles>
    <meta:generator>LibreOffice/7.3.5.2$Linux_X86_64 LibreOffice_project/30$Build-2</meta:generator>
    <meta:print-date>2025-02-05T12:45:46.394136109</meta:print-date>
    <meta:document-statistic meta:table-count="0" meta:image-count="0" meta:object-count="0" meta:page-count="8" meta:paragraph-count="287" meta:word-count="1224" meta:character-count="8417" meta:non-whitespace-character-count="7370"/>
  </office:meta>
</office:document-meta>
</file>